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C000001A2DA4774BCFB9FDFB5.png" manifest:media-type="image/png"/>
  <manifest:file-entry manifest:full-path="Pictures/10000F3D0000151D00002B348E1FB73E1FCD373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5.404cm" svg:height="11.059cm" svg:x="13.596cm" svg:y="11.941cm">
          <draw:image xlink:href="Pictures/10000F3D0000151D00002B348E1FB73E1FCD373F.svg" xlink:type="simple" xlink:show="embed" xlink:actuate="onLoad" draw:mime-type="image/svg+xml">
            <text:p/>
          </draw:image>
          <draw:image xlink:href="Pictures/10000001000000CC000001A2DA4774BCFB9FDFB5.png" xlink:type="simple" xlink:show="embed" xlink:actuate="onLoad" draw:mime-type="image/png"/>
        </draw:frame>
        <draw:line draw:style-name="gr2" draw:text-style-name="P2" draw:layer="layout" svg:x1="13.85cm" svg:y1="10.8cm" svg:x2="13.85cm" svg:y2="24.3cm">
          <text:p/>
        </draw:line>
        <draw:line draw:style-name="gr2" draw:text-style-name="P2" draw:layer="layout" svg:x1="18.9cm" svg:y1="10.75cm" svg:x2="18.9cm" svg:y2="24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2T15:48:42.539138042</meta:creation-date>
    <dc:date>2024-01-02T16:20:05.888905026</dc:date>
    <meta:editing-duration>PT21M13S</meta:editing-duration>
    <meta:editing-cycles>2</meta:editing-cycles>
    <meta:generator>LibreOffice/7.3.7.2$Linux_X86_64 LibreOffice_project/30$Build-2</meta:generator>
    <meta:document-statistic meta:object-count="3"/>
  </office:meta>
</office:document-meta>
</file>